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f13a" officeooo:paragraph-rsid="001ef13a"/>
    </style:style>
    <style:style style:name="P2" style:family="paragraph" style:parent-style-name="Standard">
      <style:paragraph-properties fo:text-align="center" style:justify-single-word="false"/>
      <style:text-properties officeooo:rsid="001ef13a" officeooo:paragraph-rsid="001ef13a"/>
    </style:style>
    <style:style style:name="P3" style:family="paragraph" style:parent-style-name="Standard" style:list-style-name="L1">
      <style:text-properties officeooo:rsid="001ef13a" officeooo:paragraph-rsid="001ef13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dam Gryczka</text:p>
      <text:p text:style-name="P2">23 kwietnia 2018</text:p>
      <text:p text:style-name="P1"/>
      <text:p text:style-name="P2">Uruchomienie systemu przetwarzania obrazów medycznych od podstaw</text:p>
      <text:p text:style-name="P1"/>
      <text:p text:style-name="P1">Poniższa instrukcja opisuje krok po kroku, jak od podstaw przygotować system przetwarzania obrazów medycznych.</text:p>
      <text:p text:style-name="P1"/>
      <text:p text:style-name="P1">Aby system mógł pracować, należy:</text:p>
      <text:list xml:id="list773846864" text:style-name="L1">
        <text:list-item>
          <text:p text:style-name="P3">Zainstalować (zalecana maszyna wirtualna z dyskiem wirtualnym VHD [VHD zapewnia wysoką przenośność między wirtualizatorami]) system operacyjny Windows Server 2016 lub Windows 10 Pro (Windows 10 Pro ma ograniczenie do 10 połączeń przychodzących) oraz aktywować ten system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19:18:49.367000000</meta:creation-date>
    <dc:date>2018-04-23T19:23:13.707000000</dc:date>
    <meta:editing-duration>PT4M25S</meta:editing-duration>
    <meta:editing-cycles>1</meta:editing-cycles>
    <meta:document-statistic meta:table-count="0" meta:image-count="0" meta:object-count="0" meta:page-count="1" meta:paragraph-count="6" meta:word-count="68" meta:character-count="508" meta:non-whitespace-character-count="447"/>
    <meta:generator>LibreOffice/5.3.7.2$Windows_X86_64 LibreOffice_project/6b8ed514a9f8b44d37a1b96673cbbdd077e24059</meta:generator>
  </office:meta>
</office:document-meta>
</file>